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b34a" officeooo:paragraph-rsid="0010b34a"/>
    </style:style>
    <style:style style:name="P2" style:family="paragraph" style:parent-style-name="Standard" style:list-style-name="L1">
      <style:text-properties officeooo:rsid="0010b34a" officeooo:paragraph-rsid="0010b34a"/>
    </style:style>
    <style:style style:name="P3" style:family="paragraph" style:parent-style-name="Standard" style:list-style-name="L1">
      <style:text-properties officeooo:rsid="0010b34a" officeooo:paragraph-rsid="0012c195"/>
    </style:style>
    <style:style style:name="P4" style:family="paragraph" style:parent-style-name="Standard" style:list-style-name="L2">
      <style:text-properties officeooo:paragraph-rsid="0012c195"/>
    </style:style>
    <style:style style:name="P5" style:family="paragraph" style:parent-style-name="Standard" style:list-style-name="L3">
      <style:text-properties officeooo:paragraph-rsid="0010d697"/>
    </style:style>
    <style:style style:name="P6" style:family="paragraph" style:parent-style-name="Standard" style:list-style-name="L3">
      <style:text-properties officeooo:rsid="0012c195" officeooo:paragraph-rsid="0012c195"/>
    </style:style>
    <style:style style:name="P7" style:family="paragraph" style:parent-style-name="Standard">
      <style:text-properties officeooo:rsid="0012c195" officeooo:paragraph-rsid="0012c195"/>
    </style:style>
    <style:style style:name="P8" style:family="paragraph" style:parent-style-name="Standard" style:list-style-name="L4">
      <style:text-properties officeooo:rsid="0012c195" officeooo:paragraph-rsid="0012c195"/>
    </style:style>
    <style:style style:name="P9" style:family="paragraph" style:parent-style-name="Standard" style:list-style-name="L5">
      <style:text-properties officeooo:rsid="0012c195" officeooo:paragraph-rsid="0012c19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0d697" style:font-size-asian="18pt" style:font-size-complex="18pt"/>
    </style:style>
    <style:style style:name="T3" style:family="text">
      <style:text-properties fo:font-size="18pt" officeooo:rsid="0012c195" style:font-size-asian="18pt" style:font-size-complex="1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Το λεξιλόγιο και η σύνταξη της γλώσσας έχουν υλοποιηθεί με βάση την ΓΧΣ που έχει δωθεί στην εκφώνηση. Πιο συγκεκριμένα</text:span></text:p>
      <text:p text:style-name="P1"><text:span text:style-name="T1">το προγραμμα αποτελείται από εντολές που διαχωρίζονται με ‘;’ ενώ η τελευ</text:span><text:span text:style-name="T3">τ</text:span><text:span text:style-name="T1">αία εντολή δεν τελειώνει με ‘;’. Υπάρχουν πέντε τύπουι εντολών: </text:span></text:p>
      <text:list xml:id="list3900176932" text:style-name="L1">
        <text:list-item>
          <text:p text:style-name="P3"><text:span text:style-name="T1">Η εκχώρηση τιμής που έχει την μορφή: </text:span></text:p>
          <text:list>
            <text:list-item>
              <text:list>
                <text:list-item>
                  <text:list>
                    <text:list-header>
                      <text:p text:style-name="P3"><text:span text:style-name="T1">όνομα := έκφραση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"><text:span text:style-name="T2">Η</text:span><text:span text:style-name="T1"> εντολή επιλογής </text:span><text:span text:style-name="T2">που έχει την μορφή: </text:span></text:p>
        </text:list-item>
      </text:list>
      <text:list xml:id="list3903329593" text:style-name="L2">
        <text:list-item>
          <text:p text:style-name="P4"><text:span text:style-name="T2">if </text:span><text:span text:style-name="T3">έκφραση</text:span><text:span text:style-name="T2"> then εντολές end <text:s/>ή</text:span></text:p>
        </text:list-item>
        <text:list-item>
          <text:p text:style-name="P4"><text:span text:style-name="T2">if </text:span><text:span text:style-name="T3">έκφραση</text:span><text:span text:style-name="T2"> then εντολές else εντολές end</text:span></text:p>
        </text:list-item>
      </text:list>
      <text:list xml:id="list1626022673" text:style-name="L3">
        <text:list-item>
          <text:p text:style-name="P5"><text:span text:style-name="T2">Η εντολή επανάληψης </text:span><text:span text:style-name="T3">που έχει την μορφή: </text:span></text:p>
          <text:list>
            <text:list-item>
              <text:list>
                <text:list-item>
                  <text:list>
                    <text:list-header>
                      <text:p text:style-name="P6"><text:span text:style-name="T1">repeat εντολές until έκφραση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"><text:span text:style-name="T1">Οι εντολές ανάγνωσης:</text:span></text:p>
        </text:list-item>
      </text:list>
      <text:list xml:id="list268049489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1">read ονομα</text:span></text:p>
                        </text:list-item>
                        <text:list-item>
                          <text:p text:style-name="P8"><text:span text:style-name="T1">write ονομα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1">Η εκφράσεις αποτελούνται από αριθμούς ονόματα που χωρίζονται από τους εξής τελεστές:</text:span></text:p>
      <text:list xml:id="list3417715962" text:style-name="L5">
        <text:list-item>
          <text:p text:style-name="P9"><text:span text:style-name="T1">Αριθμητικούς: *, / , +, -</text:span></text:p>
        </text:list-item>
        <text:list-item>
          <text:p text:style-name="P9"><text:span text:style-name="T1">Συγκριτικούς: &lt;, =</text:span></text:p>
        </text:list-item>
      </text:list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08:31:04.179873965</meta:creation-date>
    <dc:date>2024-09-24T09:03:42.575584425</dc:date>
    <meta:editing-duration>PT36S</meta:editing-duration>
    <meta:editing-cycles>1</meta:editing-cycles>
    <meta:document-statistic meta:table-count="0" meta:image-count="0" meta:object-count="0" meta:page-count="1" meta:paragraph-count="15" meta:word-count="122" meta:character-count="670" meta:non-whitespace-character-count="570"/>
    <meta:generator>LibreOffice/7.3.7.2$Linux_X86_64 LibreOffice_project/30$Build-2</meta:generator>
  </office:meta>
</office:document-meta>
</file>